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1b8bf3" officeooo:paragraph-rsid="001b8bf3" style:font-weight-asian="bold" style:font-weight-complex="bold"/>
    </style:style>
    <style:style style:name="P2" style:family="paragraph" style:parent-style-name="Text_20_body">
      <style:text-properties officeooo:rsid="001ac16c" officeooo:paragraph-rsid="001ac16c"/>
    </style:style>
    <style:style style:name="P3" style:family="paragraph" style:parent-style-name="Text_20_body" style:list-style-name="L1">
      <style:text-properties officeooo:rsid="001ac16c" officeooo:paragraph-rsid="001ac16c"/>
    </style:style>
    <style:style style:name="P4" style:family="paragraph" style:parent-style-name="Text_20_body">
      <style:text-properties officeooo:rsid="001b8bf3" officeooo:paragraph-rsid="001b8bf3"/>
    </style:style>
    <style:style style:name="P5" style:family="paragraph" style:parent-style-name="Text_20_body">
      <style:text-properties fo:font-weight="bold" officeooo:rsid="001bb4a0" officeooo:paragraph-rsid="001bb4a0" style:font-weight-asian="bold" style:font-weight-complex="bold"/>
    </style:style>
    <style:style style:name="P6" style:family="paragraph" style:parent-style-name="Text_20_body">
      <style:text-properties fo:font-weight="normal" officeooo:rsid="001bb4a0" officeooo:paragraph-rsid="001bb4a0" style:font-weight-asian="normal" style:font-weight-complex="normal"/>
    </style:style>
    <style:style style:name="P7" style:family="paragraph" style:parent-style-name="Text_20_body">
      <style:text-properties fo:font-weight="normal" officeooo:rsid="001d83d1" officeooo:paragraph-rsid="001d83d1" style:font-weight-asian="normal" style:font-weight-complex="normal"/>
    </style:style>
    <style:style style:name="T1" style:family="text">
      <style:text-properties officeooo:rsid="001bb4a0"/>
    </style:style>
    <style:style style:name="T2" style:family="text">
      <style:text-properties officeooo:rsid="001cb3d0"/>
    </style:style>
    <style:style style:name="T3" style:family="text">
      <style:text-properties officeooo:rsid="001e7b5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stract</text:h>
      <text:h text:style-name="Heading_20_1" text:outline-level="1">Introduction</text:h>
      <text:h text:style-name="Heading_20_1" text:outline-level="1">Research Question/Problem Formulation</text:h>
      <text:p text:style-name="P1">Classification problem</text:p>
      <text:p text:style-name="P2">We want to measure if we can determine the origin of a car from it’s other features. The dataset include the following features:</text:p>
      <text:list text:style-name="L1">
        <text:list-item>
          <text:p text:style-name="P3">mpg</text:p>
        </text:list-item>
        <text:list-item>
          <text:p text:style-name="P3">cylinders</text:p>
        </text:list-item>
        <text:list-item>
          <text:p text:style-name="P3">horsepower</text:p>
        </text:list-item>
        <text:list-item>
          <text:p text:style-name="P3">weight</text:p>
        </text:list-item>
        <text:list-item>
          <text:p text:style-name="P3">acceleration</text:p>
        </text:list-item>
        <text:list-item>
          <text:p text:style-name="P3">model</text:p>
        </text:list-item>
        <text:list-item>
          <text:p text:style-name="P3">year</text:p>
        </text:list-item>
        <text:list-item>
          <text:p text:style-name="P3">origin</text:p>
        </text:list-item>
        <text:list-item>
          <text:p text:style-name="P3">car name</text:p>
        </text:list-item>
      </text:list>
      <text:p text:style-name="P2">We’re using origin as our ground truth and target value.</text:p>
      <text:p text:style-name="P2">Observe that origin is either America, Asia and Europe. We have determined this from the car brands originating from the respective regions in the world.</text:p>
      <text:p text:style-name="P4">There’s an issue with the dataset because the statistical distribution is not even. American cars are over represented in the dataset, they account for over 60% of the total cars. Therefore we have decided to penalize mistakes on minority classes more.</text:p>
      <text:p text:style-name="P4">Because the dataset is very small, around 400 entries, we decided to not use a Deep Neural Network model.</text:p>
      <text:p text:style-name="P4">Instead we can use Decision Trees, Random Forests and other models that perform better on small datasets, this means we can evaluate the fitness of the models fast. We will <text:span text:style-name="T1">try different combinations of features to determine which features contribute to a more fit model.</text:span></text:p>
      <text:p text:style-name="P5">Regression problem</text:p>
      <text:p text:style-name="P6">We want to use the above data again here and see if we can predict acceleration from the other features. Here we will <text:span text:style-name="T2">use different models more fit for regression problems, such as linear regression. The most interesting features here are cylinders, mpg, horse, weight.</text:span></text:p>
      <text:p text:style-name="P7">We can use some cost functions to see how our model performs. <text:span text:style-name="T3">We will also evaluate the different metrics such as f-score, accuracy and a few others perhaps.</text:span></text:p>
      <text:p text:style-name="P7"/>
      <text:h text:style-name="Heading_20_1" text:outline-level="1"><text:soft-page-break/>Methods</text:h>
      <text:h text:style-name="Heading_20_1" text:outline-level="1">Analysis</text:h>
      <text:h text:style-name="Heading_20_1" text:outline-level="1">Findings</text:h>
      <text:h text:style-name="Heading_20_1" text:outline-level="1">Conclus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15:41:09.299207300</meta:creation-date>
    <dc:date>2026-03-20T10:32:45.295243800</dc:date>
    <meta:editing-duration>PT18M18S</meta:editing-duration>
    <meta:editing-cycles>3</meta:editing-cycles>
    <meta:generator>LibreOffice/26.2.0.3$Windows_X86_64 LibreOffice_project/620$Build-3</meta:generator>
    <meta:document-statistic meta:table-count="0" meta:image-count="0" meta:object-count="0" meta:page-count="2" meta:paragraph-count="26" meta:word-count="268" meta:character-count="1593" meta:non-whitespace-character-count="1360"/>
  </office:meta>
</office:document-meta>
</file>